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weight="bold" officeooo:rsid="0005b7bb" officeooo:paragraph-rsid="0005b7bb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weight="normal" officeooo:rsid="0005b7bb" officeooo:paragraph-rsid="0005b7bb" style:font-weight-asian="normal" style:font-weight-complex="normal"/>
    </style:style>
    <style:style style:name="T1" style:family="text">
      <style:text-properties officeooo:rsid="000b999f"/>
    </style:style>
    <style:style style:name="T2" style:family="text">
      <style:text-properties officeooo:rsid="000e5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 II</text:p>
      <text:p text:style-name="P2"><text:tab/><text:span text:style-name="T1">Lucius sat in a courtroom built of decisively more robust material then the average building would be granted the labor for. Its walls were crude cement, while the roof was composed of a thick glass.</text:span></text:p>
      <text:p text:style-name="P2"><text:tab/>“<text:span text:style-name="T2">All rise before the judge,” ordered the bailiff as a cat attempted to avoid making eye-contact with anyone else in the area, obeying the bailiff order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2:19:15.305452782</meta:creation-date>
    <dc:date>2020-04-03T14:09:51.618436792</dc:date>
    <meta:editing-duration>PT32M47S</meta:editing-duration>
    <meta:editing-cycles>11</meta:editing-cycles>
    <meta:generator>LibreOffice/6.3.5.2$Linux_X86_64 LibreOffice_project/30$Build-2</meta:generator>
    <meta:document-statistic meta:table-count="0" meta:image-count="0" meta:object-count="0" meta:page-count="1" meta:paragraph-count="3" meta:word-count="63" meta:character-count="360" meta:non-whitespace-character-count="298"/>
  </office:meta>
</office:document-meta>
</file>